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96B65196F0C932DEA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0193in" draw:z-index="0"><draw:image xlink:href="Pictures/10000000000004C800000396B65196F0C932DEA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3:40.997193855</meta:creation-date>
    <dc:date>2021-03-01T14:24:13.688942169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